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7cm" fo:min-width="4.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97cm" fo:min-width="10.041cm"/>
    </style:style>
    <style:style style:name="gr5" style:family="graphic" style:parent-style-name="standard">
      <style:graphic-properties draw:textarea-horizontal-align="justify" draw:textarea-vertical-align="middle" draw:auto-grow-height="false" fo:min-height="1.997cm" fo:min-width="9.724cm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fo:font-weight="bold"/>
    </style:style>
    <style:style style:name="P4" style:family="paragraph">
      <loext:graphic-properties draw:fill="solid" draw:fill-color="#000000"/>
      <style:text-properties fo:color="#ffffff"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247cm" svg:x="1.508cm" svg:y="3.499cm">
          <text:p text:style-name="P1"><text:span text:style-name="T1">Recupera pergun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2.247cm" svg:x="12.414cm" svg:y="3.499cm">
          <text:p text:style-name="P1"><text:span text:style-name="T1">Trata resultado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588cm" svg:y1="4.622cm" svg:x2="12.414cm" svg:y2="4.622cm" draw:start-shape="id1" draw:start-glue-point="1" draw:end-shape="id2" draw:end-glue-point="3" svg:d="M6588 4622h5826" svg:viewBox="0 0 5827 1">
          <text:p/>
        </draw:connector>
        <draw:custom-shape draw:style-name="gr1" draw:text-style-name="P1" xml:id="id3" draw:id="id3" draw:layer="layout" svg:width="5.08cm" svg:height="2.247cm" svg:x="22.939cm" svg:y="3.499cm">
          <text:p text:style-name="P1"><text:span text:style-name="T1">Envia mensag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2.247cm" svg:x="22.939cm" svg:y="8.554cm">
          <text:p text:style-name="P1"><text:span text:style-name="T1">Recebe mensag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2.247cm" svg:x="12.414cm" svg:y="8.554cm">
          <text:p text:style-name="P1"><text:span text:style-name="T1">Trata resultad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08cm" svg:height="2.247cm" svg:x="1.508cm" svg:y="8.554cm">
          <text:p text:style-name="P1"><text:span text:style-name="T1">Devolve respost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494cm" svg:y1="4.622cm" svg:x2="22.939cm" svg:y2="4.622cm" draw:start-shape="id2" draw:start-glue-point="1" draw:end-shape="id3" svg:d="M17494 4622h5445" svg:viewBox="0 0 5446 1">
          <text:p/>
        </draw:connector>
        <draw:connector draw:style-name="gr2" draw:text-style-name="P2" draw:layer="layout" svg:x1="25.479cm" svg:y1="5.746cm" svg:x2="25.479cm" svg:y2="8.554cm" draw:start-shape="id3" draw:start-glue-point="2" draw:end-shape="id4" draw:end-glue-point="0" svg:d="M25479 5746v2808" svg:viewBox="0 0 1 2809">
          <text:p/>
        </draw:connector>
        <draw:connector draw:style-name="gr2" draw:text-style-name="P2" draw:layer="layout" svg:x1="22.939cm" svg:y1="9.677cm" svg:x2="17.494cm" svg:y2="9.677cm" draw:start-shape="id4" draw:start-glue-point="3" draw:end-shape="id5" svg:d="M22939 9677h-5445" svg:viewBox="0 0 5446 1">
          <text:p/>
        </draw:connector>
        <draw:connector draw:style-name="gr2" draw:text-style-name="P2" draw:layer="layout" svg:x1="12.414cm" svg:y1="9.677cm" svg:x2="6.588cm" svg:y2="9.677cm" draw:start-shape="id5" draw:start-glue-point="3" draw:end-shape="id6" draw:end-glue-point="1" svg:d="M12414 9677h-5826" svg:viewBox="0 0 5827 1">
          <text:p/>
        </draw:connector>
        <draw:line draw:style-name="gr3" draw:text-style-name="P2" draw:layer="layout" svg:x1="1cm" svg:y1="11.517cm" svg:x2="28.7cm" svg:y2="11.517cm">
          <text:p/>
        </draw:line>
        <draw:custom-shape draw:style-name="gr4" draw:text-style-name="P1" xml:id="id7" draw:id="id7" draw:layer="layout" svg:width="10.541cm" svg:height="2.247cm" svg:x="1.508cm" svg:y="12.299cm">
          <text:p text:style-name="P1"><text:span text:style-name="T1">Observa tick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0.541cm" svg:height="2.247cm" svg:x="1.508cm" svg:y="16.299cm">
          <text:p text:style-name="P1"><text:span text:style-name="T1">Recupera soluçã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10.224cm" svg:height="2.247cm" svg:x="17.764cm" svg:y="12.299cm">
          <text:p text:style-name="P1"><text:span text:style-name="T1">Trata resultad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0.224cm" svg:height="2.247cm" svg:x="17.764cm" svg:y="16.299cm">
          <text:p text:style-name="P1"><text:span text:style-name="T1">Envia mensage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778cm" svg:y1="14.546cm" svg:x2="6.778cm" svg:y2="16.299cm" draw:start-shape="id7" draw:start-glue-point="2" draw:end-shape="id8" draw:end-glue-point="0" svg:d="M6778 14546v1753" svg:viewBox="0 0 1 1754">
          <text:p/>
        </draw:connector>
        <draw:connector draw:style-name="gr2" draw:text-style-name="P2" draw:layer="layout" svg:x1="12.049cm" svg:y1="17.422cm" svg:x2="17.764cm" svg:y2="13.422cm" draw:start-shape="id8" draw:start-glue-point="1" draw:end-shape="id9" svg:d="M12049 17422h2857v-4000h2858" svg:viewBox="0 0 5716 4001">
          <text:p/>
        </draw:connector>
        <draw:connector draw:style-name="gr2" draw:text-style-name="P2" draw:layer="layout" svg:x1="22.876cm" svg:y1="14.546cm" svg:x2="22.876cm" svg:y2="16.299cm" draw:start-shape="id9" draw:start-glue-point="2" draw:end-shape="id10" svg:d="M22876 14546v1753" svg:viewBox="0 0 1 1754">
          <text:p/>
        </draw:connector>
        <draw:frame draw:style-name="gr6" draw:text-style-name="P4" draw:layer="layout" svg:width="6.78cm" svg:height="0.962cm" svg:x="1cm" svg:y="1.054cm">
          <draw:text-box>
            <text:p text:style-name="P3">Backend [Controller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01:06:47.794000000</meta:creation-date>
    <dc:date>2018-02-26T02:27:42.939000000</dc:date>
    <meta:editing-duration>PT9M21S</meta:editing-duration>
    <meta:editing-cycles>1</meta:editing-cycles>
    <meta:document-statistic meta:object-count="20"/>
    <meta:generator>LibreOffice/6.0.1.1$Windows_x86 LibreOffice_project/60bfb1526849283ce2491346ed2aa51c465abfe6</meta:generator>
  </office:meta>
</office:document-meta>
</file>